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07cm"/>
    </style:style>
    <style:style style:name="co3" style:family="table-column">
      <style:table-column-properties fo:break-before="auto" style:column-width="3.3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initial1</text:p>
          </table:table-cell>
          <table:table-cell office:value-type="string">
            <text:p>content1</text:p>
          </table:table-cell>
        </table:table-row>
        <table:table-row table:style-name="ro1">
          <table:table-cell office:value-type="string">
            <text:p>initial2</text:p>
          </table:table-cell>
          <table:table-cell office:value-type="string">
            <text:p>content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lative1</text:p>
          </table:table-cell>
          <table:table-cell office:value-type="string">
            <text:p>content3</text:p>
          </table:table-cell>
        </table:table-row>
      </table:table>
      <table:table table:name="addNewRangeNames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column1</text:p>
          </table:table-cell>
          <table:table-cell office:value-type="string">
            <text:p>column2</text:p>
          </table:table-cell>
          <table:table-cell office:value-type="string">
            <text:p>column3</text:p>
          </table:table-cell>
          <table:table-cell table:number-columns-repeated="7"/>
        </table:table-row>
        <table:table-row table:style-name="ro1">
          <table:table-cell office:value-type="string">
            <text:p>row1</text:p>
          </table:table-cell>
          <table:table-cell office:value-type="string">
            <text:p>content row 1 col 1</text:p>
          </table:table-cell>
          <table:table-cell office:value-type="string">
            <text:p>content row 1 col 2</text:p>
          </table:table-cell>
          <table:table-cell office:value-type="string">
            <text:p>content row 1 col 3</text:p>
          </table:table-cell>
          <table:table-cell table:number-columns-repeated="7"/>
        </table:table-row>
        <table:table-row table:style-name="ro1">
          <table:table-cell office:value-type="string">
            <text:p>row2</text:p>
          </table:table-cell>
          <table:table-cell office:value-type="string">
            <text:p>content row 2 col 1</text:p>
          </table:table-cell>
          <table:table-cell office:value-type="string">
            <text:p>content row 2 col 2</text:p>
          </table:table-cell>
          <table:table-cell office:value-type="string">
            <text:p>content row 2 col 3</text:p>
          </table:table-cell>
          <table:table-cell table:number-columns-repeated="7"/>
        </table:table-row>
        <table:table-row table:style-name="ro1">
          <table:table-cell office:value-type="string">
            <text:p>row3</text:p>
          </table:table-cell>
          <table:table-cell office:value-type="string">
            <text:p>content row 3 col 1</text:p>
          </table:table-cell>
          <table:table-cell office:value-type="string">
            <text:p>content row 3 col 2</text:p>
          </table:table-cell>
          <table:table-cell office:value-type="string">
            <text:p>content row 3 col 3</text:p>
          </table:table-cell>
          <table:table-cell table:number-columns-repeated="7"/>
        </table:table-row>
      </table:table>
      <table:named-expressions>
        <table:named-range table:name="initial1" table:base-cell-address="$Sheet1.$B$1" table:cell-range-address="$Sheet1.$B$1"/>
        <table:named-range table:name="initial2" table:base-cell-address="$Sheet1.$B$1" table:cell-range-address="$Sheet1.$B$2"/>
        <table:named-range table:name="relative1" table:base-cell-address="$Sheet1.$B$4" table:cell-range-address="Sheet1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2">12/12/2011</text:date>, <text:time>15:0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us Mohrhard</meta:initial-creator>
    <meta:creation-date>2011-11-30T10:09:14</meta:creation-date>
    <dc:date>2011-12-12T15:00:49</dc:date>
    <dc:creator>Laurent Godard</dc:creator>
    <meta:editing-duration>PT05H02M47S</meta:editing-duration>
    <meta:editing-cycles>5</meta:editing-cycles>
    <meta:generator>OpenOffice.org/3.2$Linux OpenOffice.org_project/320m19$Build-9505</meta:generator>
    <meta:document-statistic meta:table-count="2" meta:cell-count="2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doc = thisComponent
oSheet = doc.getSheets()
oSheet.getCellByPosition(1,1,0).setValue(5)
oSheet.getCellByPosition(1,2,0).setValue(15)
oSheet.getCellByPosition(2,1,0).setFormula("=B2+B3")
oSheet.getCellByPosition(1, 3,0).setFormula("=B2+B4")
oSheet.getCellByPosition(3, 2,0).setFormula("")
oSheet.getCellByPosition(3, 3,0).setFormula("")

End Sub

      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